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4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908cm" style:rel-column-width="5050*"/>
    </style:style>
    <style:style style:name="Tabla3.B" style:family="table-column">
      <style:table-column-properties style:column-width="8.093cm" style:rel-column-width="4588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4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4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09def3" officeooo:paragraph-rsid="0009def3"/>
    </style:style>
    <style:style style:name="P2" style:family="paragraph" style:parent-style-name="Standard">
      <style:text-properties officeooo:paragraph-rsid="000b6746"/>
    </style:style>
    <style:style style:name="P3" style:family="paragraph" style:parent-style-name="Standard">
      <style:text-properties fo:color="#000000" loext:opacity="100%" style:font-name="Arial" fo:font-size="7pt" fo:font-weight="normal" officeooo:paragraph-rsid="000b6746" fo:background-color="#fffffe" style:font-size-asian="7pt" style:font-size-complex="7pt"/>
    </style:style>
    <style:style style:name="P4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5" style:family="paragraph" style:parent-style-name="Standard">
      <style:paragraph-properties style:line-height-at-least="0.476cm"/>
      <style:text-properties fo:color="#000000" loext:opacity="100%" style:font-name="Arial" fo:font-size="7pt" fo:font-weight="normal" officeooo:paragraph-rsid="00139839" fo:background-color="#fffffe" style:font-size-asian="7pt" style:font-size-complex="7pt"/>
    </style:style>
    <style:style style:name="P6" style:family="paragraph" style:parent-style-name="Standard">
      <style:paragraph-properties style:line-height-at-least="0.476cm"/>
      <style:text-properties fo:color="#000000" loext:opacity="100%" style:font-name="Arial" fo:font-size="7pt" fo:font-weight="normal" officeooo:rsid="0012435f" officeooo:paragraph-rsid="0012435f" fo:background-color="#fffffe" style:font-size-asian="7pt" style:font-size-complex="7pt"/>
    </style:style>
    <style:style style:name="P7" style:family="paragraph" style:parent-style-name="Standard">
      <style:paragraph-properties style:line-height-at-least="0.476cm"/>
      <style:text-properties fo:color="#000000" loext:opacity="100%" style:font-name="Arial" fo:font-size="7pt" fo:font-weight="normal" officeooo:rsid="00156cfe" officeooo:paragraph-rsid="00156cfe" fo:background-color="#fffffe" style:font-size-asian="7pt" style:font-size-complex="7pt"/>
    </style:style>
    <style:style style:name="P8" style:family="paragraph" style:parent-style-name="Standard">
      <style:text-properties fo:color="#000000" loext:opacity="100%" style:font-name="Arial" fo:font-size="7pt" fo:font-weight="normal" officeooo:rsid="0016dfef" officeooo:paragraph-rsid="00176a11" fo:background-color="#fffffe" style:font-size-asian="7pt" style:font-size-complex="7pt"/>
    </style:style>
    <style:style style:name="P9" style:family="paragraph" style:parent-style-name="Standard">
      <style:text-properties fo:color="#000000" loext:opacity="100%" style:font-name="Arial" fo:font-size="7pt" fo:font-weight="normal" officeooo:rsid="001a4c5b" officeooo:paragraph-rsid="001a4c5b" fo:background-color="#fffffe" style:font-size-asian="7pt" style:font-size-complex="7pt"/>
    </style:style>
    <style:style style:name="P10" style:family="paragraph" style:parent-style-name="Standard">
      <style:paragraph-properties style:line-height-at-least="0.476cm"/>
      <style:text-properties fo:color="#000000" loext:opacity="100%" style:font-name="Arial" fo:font-size="7pt" fo:font-weight="normal" officeooo:rsid="001a4c5b" officeooo:paragraph-rsid="001a69fe" fo:background-color="#fffffe" style:font-size-asian="7pt" style:font-size-complex="7pt"/>
    </style:style>
    <style:style style:name="P11" style:family="paragraph" style:parent-style-name="Standard">
      <style:text-properties fo:color="#000000" loext:opacity="100%" style:font-name="Arial" fo:font-size="7pt" fo:font-weight="normal" officeooo:rsid="001a4c5b" officeooo:paragraph-rsid="001a69fe" fo:background-color="#fffffe" style:font-size-asian="7pt" style:font-size-complex="7pt"/>
    </style:style>
    <style:style style:name="P12" style:family="paragraph" style:parent-style-name="Standard">
      <style:text-properties fo:color="#000000" loext:opacity="100%" style:font-name="Arial" fo:font-size="7pt" fo:font-weight="normal" officeooo:rsid="001bf645" officeooo:paragraph-rsid="001bf645" fo:background-color="#fffffe" style:font-size-asian="7pt" style:font-size-complex="7pt"/>
    </style:style>
    <style:style style:name="P13" style:family="paragraph" style:parent-style-name="Standard">
      <style:paragraph-properties style:line-height-at-least="0.476cm"/>
      <style:text-properties fo:color="#000000" loext:opacity="100%" style:font-name="Arial" fo:font-size="7pt" fo:background-color="#fffffe" style:font-size-asian="7pt" style:font-size-complex="7pt"/>
    </style:style>
    <style:style style:name="P14" style:family="paragraph" style:parent-style-name="Standard">
      <style:paragraph-properties style:line-height-at-least="0.476cm"/>
      <style:text-properties fo:color="#000000" loext:opacity="100%" style:font-name="Arial" fo:font-size="7pt" officeooo:paragraph-rsid="001a69fe" fo:background-color="#fffffe" style:font-size-asian="7pt" style:font-size-complex="7pt"/>
    </style:style>
    <style:style style:name="P15" style:family="paragraph" style:parent-style-name="Standard">
      <style:paragraph-properties style:line-height-at-least="0.476cm"/>
      <style:text-properties fo:color="#000000" loext:opacity="100%" style:font-name="Arial" fo:font-size="7pt" officeooo:paragraph-rsid="0016dfef" fo:background-color="#fffffe" style:font-size-asian="7pt" style:font-size-complex="7pt"/>
    </style:style>
    <style:style style:name="P16" style:family="paragraph" style:parent-style-name="Standard">
      <style:paragraph-properties style:line-height-at-least="0.476cm"/>
      <style:text-properties fo:color="#000000" loext:opacity="100%" style:font-name="Arial" fo:font-size="7pt" officeooo:paragraph-rsid="00176a11" fo:background-color="#fffffe" style:font-size-asian="7pt" style:font-size-complex="7pt"/>
    </style:style>
    <style:style style:name="P17" style:family="paragraph" style:parent-style-name="Standard">
      <style:text-properties fo:color="#000000" loext:opacity="100%" style:font-name="Arial" fo:font-size="7pt" officeooo:paragraph-rsid="000b6746" fo:background-color="#fffffe" style:font-size-asian="7pt" style:font-size-complex="7pt"/>
    </style:style>
    <style:style style:name="P18" style:family="paragraph" style:parent-style-name="Standard">
      <style:text-properties fo:color="#000000" loext:opacity="100%" style:font-name="Arial" fo:font-size="7pt" officeooo:rsid="001a4c5b" officeooo:paragraph-rsid="001a4c5b" fo:background-color="#fffffe" style:font-size-asian="7pt" style:font-size-complex="7pt"/>
    </style:style>
    <style:style style:name="P19" style:family="paragraph" style:parent-style-name="Standard">
      <style:text-properties style:font-name="Arial" fo:font-size="7pt" officeooo:paragraph-rsid="000b6746" style:font-size-asian="7pt" style:font-size-complex="7pt"/>
    </style:style>
    <style:style style:name="P20" style:family="paragraph" style:parent-style-name="Standard">
      <style:text-properties style:font-name="Arial" fo:font-size="7pt" officeooo:rsid="000b6746" officeooo:paragraph-rsid="000b6746" style:font-size-asian="7pt" style:font-size-complex="7pt"/>
    </style:style>
    <style:style style:name="P21" style:family="paragraph" style:parent-style-name="Standard">
      <style:paragraph-properties style:line-height-at-least="0.476cm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style:line-height-at-least="0.476cm"/>
      <style:text-properties style:font-name="Arial" fo:font-size="7pt" officeooo:rsid="0012435f" officeooo:paragraph-rsid="0012435f" style:font-size-asian="7pt" style:font-size-complex="7pt"/>
    </style:style>
    <style:style style:name="P23" style:family="paragraph" style:parent-style-name="Standard">
      <style:paragraph-properties style:line-height-at-least="0.476cm" fo:text-align="center" style:justify-single-word="false"/>
      <style:text-properties style:font-name="Arial" fo:font-size="7pt" officeooo:rsid="0012435f" officeooo:paragraph-rsid="0012435f" style:font-size-asian="7pt" style:font-size-complex="7pt"/>
    </style:style>
    <style:style style:name="P24" style:family="paragraph" style:parent-style-name="Standard">
      <style:text-properties style:font-name="Arial" fo:font-size="7pt" style:font-size-asian="7pt" style:font-size-complex="7pt"/>
    </style:style>
    <style:style style:name="P25" style:family="paragraph" style:parent-style-name="Standard">
      <style:text-properties style:font-name="Arial" fo:font-size="7pt" officeooo:paragraph-rsid="0016dfef" style:font-size-asian="7pt" style:font-size-complex="7pt"/>
    </style:style>
    <style:style style:name="P26" style:family="paragraph" style:parent-style-name="Standard">
      <style:paragraph-properties style:line-height-at-least="0.476cm"/>
      <style:text-properties style:font-name="Arial" fo:font-size="7pt" officeooo:rsid="0016dfef" officeooo:paragraph-rsid="0016dfef" style:font-size-asian="7pt" style:font-size-complex="7pt"/>
    </style:style>
    <style:style style:name="P27" style:family="paragraph" style:parent-style-name="Standard">
      <style:paragraph-properties style:line-height-at-least="0.476cm"/>
      <style:text-properties style:font-name="Arial" fo:font-size="7pt" officeooo:rsid="0016dfef" officeooo:paragraph-rsid="00176a11" style:font-size-asian="7pt" style:font-size-complex="7pt"/>
    </style:style>
    <style:style style:name="P28" style:family="paragraph" style:parent-style-name="Standard">
      <style:paragraph-properties style:line-height-at-least="0.476cm"/>
      <style:text-properties style:font-name="Arial" fo:font-size="7pt" officeooo:rsid="0018aa67" officeooo:paragraph-rsid="0018aa67" style:font-size-asian="7pt" style:font-size-complex="7pt"/>
    </style:style>
    <style:style style:name="P29" style:family="paragraph" style:parent-style-name="Standard">
      <style:text-properties style:font-name="Arial" fo:font-size="7pt" officeooo:rsid="00176a11" officeooo:paragraph-rsid="00176a11" style:font-size-asian="7pt" style:font-size-complex="7pt"/>
    </style:style>
    <style:style style:name="P30" style:family="paragraph" style:parent-style-name="Standard">
      <style:text-properties style:font-name="Arial" fo:font-size="7pt" officeooo:paragraph-rsid="00176a11" style:font-size-asian="7pt" style:font-size-complex="7pt"/>
    </style:style>
    <style:style style:name="P31" style:family="paragraph" style:parent-style-name="Standard">
      <style:text-properties officeooo:paragraph-rsid="00176a11"/>
    </style:style>
    <style:style style:name="P32" style:family="paragraph" style:parent-style-name="Table_20_Contents">
      <style:text-properties style:font-name="Arial" fo:font-size="7pt" officeooo:paragraph-rsid="000b6746" style:font-size-asian="7pt" style:font-size-complex="7pt"/>
    </style:style>
    <style:style style:name="P33" style:family="paragraph" style:parent-style-name="Table_20_Contents">
      <style:text-properties style:font-name="Arial" fo:font-size="7pt" style:font-size-asian="7pt" style:font-size-complex="7pt"/>
    </style:style>
    <style:style style:name="P34" style:family="paragraph" style:parent-style-name="Table_20_Contents">
      <style:text-properties style:font-name="Arial" fo:font-size="7pt" officeooo:rsid="001a4c5b" officeooo:paragraph-rsid="001a4c5b" style:font-size-asian="7pt" style:font-size-complex="7pt"/>
    </style:style>
    <style:style style:name="P35" style:family="paragraph" style:parent-style-name="Table_20_Contents">
      <style:text-properties style:font-name="Arial" fo:font-size="7pt" officeooo:rsid="001a4c5b" officeooo:paragraph-rsid="001a69fe" style:font-size-asian="7pt" style:font-size-complex="7pt"/>
    </style:style>
    <style:style style:name="P36" style:family="paragraph" style:parent-style-name="Table_20_Contents">
      <style:text-properties style:font-name="Arial" fo:font-size="7pt" officeooo:rsid="001bf645" officeooo:paragraph-rsid="001bf645" style:font-size-asian="7pt" style:font-size-complex="7pt"/>
    </style:style>
    <style:style style:name="P37" style:family="paragraph" style:parent-style-name="Table_20_Contents">
      <style:text-properties style:font-name="Arial" fo:font-size="7pt" officeooo:rsid="0016dfef" officeooo:paragraph-rsid="00176a11" style:font-size-asian="7pt" style:font-size-complex="7pt"/>
    </style:style>
    <style:style style:name="P38" style:family="paragraph" style:parent-style-name="Title">
      <style:text-properties officeooo:paragraph-rsid="0009def3"/>
    </style:style>
    <style:style style:name="T1" style:family="text">
      <style:text-properties fo:font-weight="normal"/>
    </style:style>
    <style:style style:name="T2" style:family="text">
      <style:text-properties style:font-name="IBMPlexMono," fo:font-weight="normal"/>
    </style:style>
    <style:style style:name="T3" style:family="text">
      <style:text-properties style:font-name="IBMPlexMono," fo:font-size="9pt" fo:font-weight="normal"/>
    </style:style>
    <style:style style:name="T4" style:family="text">
      <style:text-properties fo:color="#000000" loext:opacity="100%" fo:background-color="#fffffe" loext:char-shading-value="0"/>
    </style:style>
    <style:style style:name="T5" style:family="text">
      <style:text-properties fo:color="#000000" loext:opacity="100%" style:font-name="IBMPlexMono," fo:font-size="9pt" fo:font-weight="normal" fo:background-color="#fffffe" loext:char-shading-value="0"/>
    </style:style>
    <style:style style:name="T6" style:family="text">
      <style:text-properties fo:color="#000000" loext:opacity="100%" style:font-name="IBMPlexMono," fo:font-weight="normal" fo:background-color="#fffffe" loext:char-shading-value="0"/>
    </style:style>
    <style:style style:name="T7" style:family="text">
      <style:text-properties fo:color="#000000" loext:opacity="100%" fo:font-weight="normal" fo:background-color="#fffffe" loext:char-shading-value="0"/>
    </style:style>
    <style:style style:name="T8" style:family="text">
      <style:text-properties fo:color="#a31515" loext:opacity="100%"/>
    </style:style>
    <style:style style:name="T9" style:family="text">
      <style:text-properties fo:color="#a31515" loext:opacity="100%" style:font-name="IBMPlexMono," fo:font-size="9pt" fo:font-weight="normal"/>
    </style:style>
    <style:style style:name="T10" style:family="text">
      <style:text-properties fo:color="#a31515" loext:opacity="100%" style:font-name="IBMPlexMono," fo:font-weight="normal"/>
    </style:style>
    <style:style style:name="T11" style:family="text">
      <style:text-properties fo:color="#a31515" loext:opacity="100%" fo:font-weight="normal"/>
    </style:style>
    <style:style style:name="T12" style:family="text">
      <style:text-properties fo:color="#a31515" loext:opacity="100%" fo:font-weight="normal" fo:background-color="#fffffe" loext:char-shading-value="0"/>
    </style:style>
    <style:style style:name="T13" style:family="text">
      <style:text-properties fo:color="#0451a5" loext:opacity="100%"/>
    </style:style>
    <style:style style:name="T14" style:family="text">
      <style:text-properties fo:color="#0451a5" loext:opacity="100%" style:font-name="IBMPlexMono," fo:font-size="9pt" fo:font-weight="normal"/>
    </style:style>
    <style:style style:name="T15" style:family="text">
      <style:text-properties fo:color="#0451a5" loext:opacity="100%" style:font-name="IBMPlexMono," fo:font-size="9pt" fo:font-weight="bold"/>
    </style:style>
    <style:style style:name="T16" style:family="text">
      <style:text-properties fo:color="#0451a5" loext:opacity="100%" style:font-name="IBMPlexMono," fo:font-weight="normal"/>
    </style:style>
    <style:style style:name="T17" style:family="text">
      <style:text-properties fo:color="#0451a5" loext:opacity="100%" style:font-name="IBMPlexMono," fo:font-weight="bold"/>
    </style:style>
    <style:style style:name="T18" style:family="text">
      <style:text-properties fo:color="#0451a5" loext:opacity="100%" fo:font-weight="normal"/>
    </style:style>
    <style:style style:name="T19" style:family="text">
      <style:text-properties fo:color="#0451a5" loext:opacity="100%" fo:font-weight="normal" fo:background-color="#fffffe" loext:char-shading-value="0"/>
    </style:style>
    <style:style style:name="T20" style:family="text">
      <style:text-properties fo:color="#0451a5" loext:opacity="100%" fo:font-weight="bold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fo:color="#098658" loext:opacity="100%"/>
    </style:style>
    <style:style style:name="T24" style:family="text">
      <style:text-properties fo:color="#098658" loext:opacity="100%" style:font-name="IBMPlexMono," fo:font-size="9pt" fo:font-weight="normal"/>
    </style:style>
    <style:style style:name="T25" style:family="text">
      <style:text-properties fo:color="#098658" loext:opacity="100%" style:font-name="IBMPlexMono," fo:font-weight="normal"/>
    </style:style>
    <style:style style:name="T26" style:family="text">
      <style:text-properties fo:color="#098658" loext:opacity="100%" fo:font-weight="normal"/>
    </style:style>
    <style:style style:name="T27" style:family="text">
      <style:text-properties officeooo:rsid="00139839"/>
    </style:style>
    <style:style style:name="T28" style:family="text">
      <style:text-properties officeooo:rsid="001a69fe"/>
    </style:style>
    <style:style style:name="T29" style:family="text">
      <style:text-properties officeooo:rsid="00038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9">TESTS</text:span></text:p>
      <text:p text:style-name="P38">POSTMAN</text:p>
      <text:p text:style-name="P1">Products</text:p>
      <text:p text:style-name="Standard"/>
      <table:table table:name="Tabla1" table:style-name="Tabla1">
        <table:table-column table:style-name="Tabla1.A" table:number-columns-repeated="2"/>
        <table:table-row table:style-name="TableLine1317113463440">
          <table:table-cell table:style-name="Tabla1.A1" table:number-columns-spanned="2" office:value-type="string">
            <text:p text:style-name="P2">router.post('/', handlePolicies(['PREMIUM', 'ADMIN']), productCtrl.createProduct);</text:p>
          </table:table-cell>
          <table:covered-table-cell/>
        </table:table-row>
        <table:table-row table:style-name="TableLine1317113463440">
          <table:table-cell table:style-name="Tabla1.A2" office:value-type="string">
            <text:p text:style-name="P4">{</text:p>
            <text:p text:style-name="P4"><text:span text:style-name="T8">"title"</text:span>: <text:span text:style-name="T13">"Producto 5 -3 de julio"</text:span>,</text:p>
            <text:p text:style-name="P4"><text:span text:style-name="T8">"description"</text:span>: <text:span text:style-name="T13">"El producto 5 de julio"</text:span>,</text:p>
            <text:p text:style-name="P4"><text:span text:style-name="T8">"code"</text:span>: <text:span text:style-name="T13">"code20240703.5"</text:span>,</text:p>
            <text:p text:style-name="P4"><text:span text:style-name="T8">"price"</text:span>: <text:span text:style-name="T23">273</text:span>,</text:p>
            <text:p text:style-name="P4"><text:span text:style-name="T8">"status"</text:span>: <text:span text:style-name="T20">false</text:span>,</text:p>
            <text:p text:style-name="P4"><text:span text:style-name="T8">"stock"</text:span>: <text:span text:style-name="T23">2024</text:span>,</text:p>
            <text:p text:style-name="P4"><text:span text:style-name="T8">"category"</text:span>: <text:span text:style-name="T13">"cat2"</text:span>,</text:p>
            <text:p text:style-name="P4"><text:span text:style-name="T8">"thumbnails"</text:span>: [<text:span text:style-name="T13">"img/product4_1.jpg"</text:span>, <text:span text:style-name="T13">"img/product4_2.jpg"</text:span>],</text:p>
            <text:p text:style-name="P4"><text:span text:style-name="T8">"owner"</text:span>: <text:span text:style-name="T13">"sdoo@gmail.com"</text:span></text:p>
            <text:p text:style-name="P4">}</text:p>
            <text:p text:style-name="P33"/>
          </table:table-cell>
          <table:table-cell table:style-name="Tabla1.B2" office:value-type="string">
            <text:p text:style-name="P5"><text:span text:style-name="T27">Retorno:</text:span></text:p>
            <text:p text:style-name="P4">{</text:p>
            <text:p text:style-name="P13">    <text:span text:style-name="T11">"message"</text:span><text:span text:style-name="T1">: {</text:span></text:p>
            <text:p text:style-name="P13">        <text:span text:style-name="T11">"title"</text:span><text:span text:style-name="T1">: </text:span><text:span text:style-name="T18">"Producto 5 -3 de julio"</text:span><text:span text:style-name="T1">,</text:span></text:p>
            <text:p text:style-name="P13">        <text:span text:style-name="T11">"description"</text:span><text:span text:style-name="T1">: </text:span><text:span text:style-name="T18">"El producto 5 de julio"</text:span><text:span text:style-name="T1">,</text:span></text:p>
            <text:p text:style-name="P13">        <text:span text:style-name="T11">"code"</text:span><text:span text:style-name="T1">: </text:span><text:span text:style-name="T18">"code20240703.5"</text:span><text:span text:style-name="T1">,</text:span></text:p>
            <text:p text:style-name="P13">        <text:span text:style-name="T11">"price"</text:span><text:span text:style-name="T1">: </text:span><text:span text:style-name="T26">273</text:span><text:span text:style-name="T1">,</text:span></text:p>
            <text:p text:style-name="P13">        <text:span text:style-name="T11">"status"</text:span><text:span text:style-name="T1">: </text:span><text:span text:style-name="T20">false</text:span><text:span text:style-name="T1">,</text:span></text:p>
            <text:p text:style-name="P13">        <text:span text:style-name="T11">"stock"</text:span><text:span text:style-name="T1">: </text:span><text:span text:style-name="T26">2024</text:span><text:span text:style-name="T1">,</text:span></text:p>
            <text:p text:style-name="P13">        <text:span text:style-name="T11">"category"</text:span><text:span text:style-name="T1">: </text:span><text:span text:style-name="T18">"cat2"</text:span><text:span text:style-name="T1">,</text:span></text:p>
            <text:p text:style-name="P13">        <text:span text:style-name="T11">"thumbnails"</text:span><text:span text:style-name="T1">: [</text:span></text:p>
            <text:p text:style-name="P13">            <text:span text:style-name="T18">"img/product4_1.jpg"</text:span><text:span text:style-name="T1">,</text:span></text:p>
            <text:p text:style-name="P13">            <text:span text:style-name="T18">"img/product4_2.jpg"</text:span></text:p>
            <text:p text:style-name="P13">        <text:span text:style-name="T1">],</text:span></text:p>
            <text:p text:style-name="P13">        <text:span text:style-name="T11">"owner"</text:span><text:span text:style-name="T1">: </text:span><text:span text:style-name="T18">"sdoo@gmail.com"</text:span><text:span text:style-name="T1">,</text:span></text:p>
            <text:p text:style-name="P13">        <text:span text:style-name="T11">"_id"</text:span><text:span text:style-name="T1">: </text:span><text:span text:style-name="T18">"6685fc6d01b9844ad1955d67"</text:span><text:span text:style-name="T1">,</text:span></text:p>
            <text:p text:style-name="P13">        <text:span text:style-name="T11">"__v"</text:span><text:span text:style-name="T1">: </text:span><text:span text:style-name="T26">0</text:span></text:p>
            <text:p text:style-name="P13">    <text:span text:style-name="T1">}</text:span></text:p>
            <text:p text:style-name="P4">}</text:p>
            <text:p text:style-name="P33"/>
          </table:table-cell>
        </table:table-row>
        <table:table-row table:style-name="TableLine1317113463440">
          <table:table-cell table:style-name="Tabla1.A2" office:value-type="string">
            <text:p text:style-name="P7">Sin Owner</text:p>
            <text:p text:style-name="P4"/>
            <text:p text:style-name="P4">{</text:p>
            <text:p text:style-name="P4"><text:span text:style-name="T8">"title"</text:span>: <text:span text:style-name="T13">"Producto 6 -3 de julio"</text:span>,</text:p>
            <text:p text:style-name="P4"><text:span text:style-name="T8">"description"</text:span>: <text:span text:style-name="T13">"El producto 6 de julio"</text:span>,</text:p>
            <text:p text:style-name="P4"><text:span text:style-name="T8">"code"</text:span>: <text:span text:style-name="T13">"code20240703.6"</text:span>,</text:p>
            <text:p text:style-name="P4"><text:span text:style-name="T8">"price"</text:span>: <text:span text:style-name="T23">273</text:span>,</text:p>
            <text:p text:style-name="P4"><text:span text:style-name="T8">"status"</text:span>: <text:span text:style-name="T20">false</text:span>,</text:p>
            <text:p text:style-name="P4"><text:span text:style-name="T8">"stock"</text:span>: <text:span text:style-name="T23">2024</text:span>,</text:p>
            <text:p text:style-name="P4"><text:span text:style-name="T8">"category"</text:span>: <text:span text:style-name="T13">"cat2"</text:span>,</text:p>
            <text:p text:style-name="P4"><text:span text:style-name="T8">"thumbnails"</text:span>: [<text:span text:style-name="T13">"img/product4_1.jpg"</text:span>, <text:span text:style-name="T13">"img/product4_2.jpg"</text:span>]</text:p>
            <text:p text:style-name="P4">}</text:p>
            <text:p text:style-name="P4"/>
          </table:table-cell>
          <table:table-cell table:style-name="Tabla1.B2" office:value-type="string">
            <text:p text:style-name="P7">Retorno:</text:p>
            <text:p text:style-name="P7">{</text:p>
            <text:p text:style-name="P13">    <text:span text:style-name="T11">"message"</text:span><text:span text:style-name="T1">: {</text:span></text:p>
            <text:p text:style-name="P13">        <text:span text:style-name="T11">"title"</text:span><text:span text:style-name="T1">: </text:span><text:span text:style-name="T18">"Producto 6 -3 de julio"</text:span><text:span text:style-name="T1">,</text:span></text:p>
            <text:p text:style-name="P13">        <text:span text:style-name="T11">"description"</text:span><text:span text:style-name="T1">: </text:span><text:span text:style-name="T18">"El producto 6 de julio"</text:span><text:span text:style-name="T1">,</text:span></text:p>
            <text:p text:style-name="P13">        <text:span text:style-name="T11">"code"</text:span><text:span text:style-name="T1">: </text:span><text:span text:style-name="T18">"code20240703.6"</text:span><text:span text:style-name="T1">,</text:span></text:p>
            <text:p text:style-name="P13">        <text:span text:style-name="T11">"price"</text:span><text:span text:style-name="T1">: </text:span><text:span text:style-name="T26">273</text:span><text:span text:style-name="T1">,</text:span></text:p>
            <text:p text:style-name="P13">        <text:span text:style-name="T11">"status"</text:span><text:span text:style-name="T1">: </text:span><text:span text:style-name="T20">false</text:span><text:span text:style-name="T1">,</text:span></text:p>
            <text:p text:style-name="P13">        <text:span text:style-name="T11">"stock"</text:span><text:span text:style-name="T1">: </text:span><text:span text:style-name="T26">2024</text:span><text:span text:style-name="T1">,</text:span></text:p>
            <text:p text:style-name="P13">        <text:span text:style-name="T11">"category"</text:span><text:span text:style-name="T1">: </text:span><text:span text:style-name="T18">"cat2"</text:span><text:span text:style-name="T1">,</text:span></text:p>
            <text:p text:style-name="P13">        <text:span text:style-name="T11">"thumbnails"</text:span><text:span text:style-name="T1">: [</text:span></text:p>
            <text:p text:style-name="P13">            <text:span text:style-name="T18">"img/product4_1.jpg"</text:span><text:span text:style-name="T1">,</text:span></text:p>
            <text:p text:style-name="P13">            <text:span text:style-name="T18">"img/product4_2.jpg"</text:span></text:p>
            <text:p text:style-name="P13">        <text:span text:style-name="T1">],</text:span></text:p>
            <text:p text:style-name="P13">        <text:span text:style-name="T11">"owner"</text:span><text:span text:style-name="T1">: </text:span><text:span text:style-name="T18">"ADMIN"</text:span><text:span text:style-name="T1">,</text:span></text:p>
            <text:p text:style-name="P13">        <text:span text:style-name="T11">"_id"</text:span><text:span text:style-name="T1">: </text:span><text:span text:style-name="T18">"6685fcbf01b9844ad1955d6e"</text:span><text:span text:style-name="T1">,</text:span></text:p>
            <text:p text:style-name="P13">        <text:span text:style-name="T11">"__v"</text:span><text:span text:style-name="T1">: </text:span><text:span text:style-name="T26">0</text:span></text:p>
            <text:p text:style-name="P13">    <text:span text:style-name="T1">}</text:span></text:p>
            <text:p text:style-name="P4">}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eLine1316962766160">
          <table:table-cell table:style-name="Tabla2.A1" office:value-type="string">
            <text:p text:style-name="P19">router.post('/', handlePolicies(['PREMIUM', 'ADMIN']), productCtrl.createProduct);</text:p>
            <text:p text:style-name="P20"><text:soft-page-break/></text:p>
            <text:p text:style-name="P20">Otro Rol</text:p>
          </table:table-cell>
        </table:table-row>
        <table:table-row table:style-name="TableLine1316962766160">
          <table:table-cell table:style-name="Tabla2.A2" office:value-type="string">
            <text:p text:style-name="P19"><text:span text:style-name="T4">    </text:span><text:span text:style-name="T12">"message"</text:span><text:span text:style-name="T7">: </text:span><text:span text:style-name="T19">"Acceso denegado. Rol no autorizado."</text:span>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eLine1316962756368">
          <table:table-cell table:style-name="Tabla3.A1" table:number-columns-spanned="2" office:value-type="string">
            <text:p text:style-name="P2">router.delete("/:pid", handlePolicies(["ADMIN", "PREMIUM"]), productCtrl.deleteProductById);</text:p>
          </table:table-cell>
          <table:covered-table-cell/>
        </table:table-row>
        <table:table-row table:style-name="TableLine1316962756368">
          <table:table-cell table:style-name="Tabla3.A2" office:value-type="string">
            <text:p text:style-name="P35">Si el usuario logueado es admin y el dueño del producto es <text:span text:style-name="T28">admin</text:span>:</text:p>
            <text:p text:style-name="P35"/>
            <text:p text:style-name="P11">{</text:p>
            <text:p text:style-name="P14">    <text:span text:style-name="T11">"ok"</text:span><text:span text:style-name="T1">: </text:span><text:span text:style-name="T20">true</text:span><text:span text:style-name="T1">,</text:span></text:p>
            <text:p text:style-name="P14">    <text:span text:style-name="T11">"message"</text:span><text:span text:style-name="T1">: </text:span><text:span text:style-name="T18">"Producto eliminado."</text:span><text:span text:style-name="T1">,</text:span></text:p>
            <text:p text:style-name="P14">    <text:span text:style-name="T11">"productDeleted"</text:span><text:span text:style-name="T1">: {</text:span></text:p>
            <text:p text:style-name="P14">        <text:span text:style-name="T11">"acknowledged"</text:span><text:span text:style-name="T1">: </text:span><text:span text:style-name="T20">true</text:span><text:span text:style-name="T1">,</text:span></text:p>
            <text:p text:style-name="P14">        <text:span text:style-name="T11">"deletedCount"</text:span><text:span text:style-name="T1">: </text:span><text:span text:style-name="T26">1</text:span></text:p>
            <text:p text:style-name="P14">    <text:span text:style-name="T1">}</text:span></text:p>
            <text:p text:style-name="P10">}</text:p>
            <text:p text:style-name="P10">---------------------------------------------------------------------------------------------</text:p>
            <text:p text:style-name="P34"/>
            <text:p text:style-name="P34">Si el usuario logueado es admin y el dueño del producto es premium:</text:p>
            <text:p text:style-name="P34"/>
            <text:p text:style-name="P9">{</text:p>
            <text:p text:style-name="P13">    <text:span text:style-name="T11">"ok"</text:span><text:span text:style-name="T1">: </text:span><text:span text:style-name="T20">true</text:span><text:span text:style-name="T1">,</text:span></text:p>
            <text:p text:style-name="P13">    <text:span text:style-name="T11">"message"</text:span><text:span text:style-name="T1">: </text:span><text:span text:style-name="T18">"Producto eliminado."</text:span><text:span text:style-name="T1">,</text:span></text:p>
            <text:p text:style-name="P13">    <text:span text:style-name="T11">"productDeleted"</text:span><text:span text:style-name="T1">: {</text:span></text:p>
            <text:p text:style-name="P13">        <text:span text:style-name="T11">"acknowledged"</text:span><text:span text:style-name="T1">: </text:span><text:span text:style-name="T20">true</text:span><text:span text:style-name="T1">,</text:span></text:p>
            <text:p text:style-name="P13">        <text:span text:style-name="T11">"deletedCount"</text:span><text:span text:style-name="T1">: </text:span><text:span text:style-name="T26">1</text:span></text:p>
            <text:p text:style-name="P13">    <text:span text:style-name="T1">}</text:span></text:p>
            <text:p text:style-name="P4">}</text:p>
            <text:p text:style-name="P34"/>
            <text:p text:style-name="P34">----------------------------------------------------------------------------------------------</text:p>
            <text:p text:style-name="P36">Si el usuario logueado es Premium:</text:p>
            <text:p text:style-name="P36"/>
            <text:p text:style-name="P36">-Si es el dueño del producto:</text:p>
            <text:p text:style-name="P12">{</text:p>
            <text:p text:style-name="P13">    <text:span text:style-name="T11">"ok"</text:span><text:span text:style-name="T1">: </text:span><text:span text:style-name="T20">true</text:span><text:span text:style-name="T1">,</text:span></text:p>
            <text:p text:style-name="P13">    <text:span text:style-name="T11">"message"</text:span><text:span text:style-name="T1">: </text:span><text:span text:style-name="T18">"Producto eliminado."</text:span><text:span text:style-name="T1">,</text:span></text:p>
            <text:p text:style-name="P13">    <text:span text:style-name="T11">"productDeleted"</text:span><text:span text:style-name="T1">: {</text:span></text:p>
            <text:p text:style-name="P13">        <text:span text:style-name="T11">"acknowledged"</text:span><text:span text:style-name="T1">: </text:span><text:span text:style-name="T20">true</text:span><text:span text:style-name="T1">,</text:span></text:p>
            <text:p text:style-name="P13">        <text:span text:style-name="T11">"deletedCount"</text:span><text:span text:style-name="T1">: </text:span><text:span text:style-name="T26">1</text:span></text:p>
            <text:p text:style-name="P13">    <text:span text:style-name="T1">}</text:span></text:p>
            <text:p text:style-name="P4">}</text:p>
            <text:p text:style-name="P36"/>
            <text:p text:style-name="P36"/>
            <text:p text:style-name="P36">-Si no es el dueño del producto:</text:p>
            <text:p text:style-name="P36"/>
            <text:p text:style-name="P18"> <text:span text:style-name="T11">"message"</text:span><text:span text:style-name="T1">: </text:span><text:span text:style-name="T18">"Usted es cliente PREMIUM, pero NO es el dueño del producto."</text:span></text:p>
            <text:p text:style-name="P34"/>
            <text:p text:style-name="P34"/>
          </table:table-cell>
          <table:table-cell table:style-name="Tabla3.B2" office:value-type="string">
            <text:p text:style-name="P35"><text:span text:style-name="T28">Si el dueño del producto es PREMIUM:</text:span></text:p>
            <text:p text:style-name="P35"><text:span text:style-name="T28">E</text:span>nvía al dueño del producto mensaje avisándole que el producto fue eliminado.</text:p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eLine1316962776240">
          <table:table-cell table:style-name="Tabla4.A1" office:value-type="string">
            <text:p text:style-name="P19">router.delete("/:pid", handlePolicies(["ADMIN", "PREMIUM"]), productCtrl.deleteProductById);</text:p>
            <text:p text:style-name="P19"/>
            <text:p text:style-name="P20">Otro rol.</text:p>
          </table:table-cell>
        </table:table-row>
        <table:table-row table:style-name="TableLine1316962776240">
          <table:table-cell table:style-name="Tabla4.A2" office:value-type="string">
            <text:p text:style-name="P19"><text:span text:style-name="T4">    </text:span><text:span text:style-name="T12">"message"</text:span><text:span text:style-name="T7">: </text:span><text:span text:style-name="T19">"Acceso denegado. Rol no autorizado."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ext:soft-page-break/>
        <table:table-row table:style-name="TableLine1316962764432">
          <table:table-cell table:style-name="Tabla6.A1" office:value-type="string">
            <text:p text:style-name="P19">router.put('/:pid', handlePolicies(["ADMIN", "PREMIUM"]), productCtrl.updateProduct);</text:p>
            <text:p text:style-name="P19"/>
            <text:p text:style-name="P29">ADMIN</text:p>
          </table:table-cell>
        </table:table-row>
        <table:table-row table:style-name="TableLine1316962764432">
          <table:table-cell table:style-name="Tabla6.A2" office:value-type="string">
            <text:p text:style-name="P25"><text:span text:style-name="T7">{</text:span></text:p>
            <text:p text:style-name="P15">    <text:span text:style-name="T11">"ok"</text:span><text:span text:style-name="T1">: </text:span><text:span text:style-name="T20">true</text:span><text:span text:style-name="T1">,</text:span></text:p>
            <text:p text:style-name="P15">    <text:span text:style-name="T11">"message"</text:span><text:span text:style-name="T1">: </text:span><text:span text:style-name="T18">"Producto eliminado."</text:span><text:span text:style-name="T1">,</text:span></text:p>
            <text:p text:style-name="P15">    <text:span text:style-name="T11">"productDeleted"</text:span><text:span text:style-name="T1">: {</text:span></text:p>
            <text:p text:style-name="P15">        <text:span text:style-name="T11">"acknowledged"</text:span><text:span text:style-name="T1">: </text:span><text:span text:style-name="T20">true</text:span><text:span text:style-name="T1">,</text:span></text:p>
            <text:p text:style-name="P15">        <text:span text:style-name="T11">"deletedCount"</text:span><text:span text:style-name="T1">: </text:span><text:span text:style-name="T26">1</text:span></text:p>
            <text:p text:style-name="P15">    <text:span text:style-name="T1">}</text:span></text:p>
            <text:p text:style-name="P26"><text:span text:style-name="T7">}</text:span></text:p>
            <text:p text:style-name="P26"><text:span text:style-name="T7"/></text:p>
            <text:p text:style-name="P28"><text:span text:style-name="T7">Si es Premium le envía mensaje de aviso a su mail.</text:span></text:p>
          </table:table-cell>
        </table:table-row>
      </table:table>
      <text:p text:style-name="P2"/>
      <text:p text:style-name="P31"/>
      <table:table table:name="Tabla7" table:style-name="Tabla7">
        <table:table-column table:style-name="Tabla7.A" table:number-columns-repeated="2"/>
        <table:table-row table:style-name="TableLine1316962819440">
          <table:table-cell table:style-name="Tabla7.A1" table:number-columns-spanned="2" office:value-type="string">
            <text:p text:style-name="P30">router.put('/:pid', handlePolicies(["ADMIN", "PREMIUM"]), productCtrl.updateProduct);</text:p>
            <text:p text:style-name="P30"/>
            <text:p text:style-name="P29">PREMIUM</text:p>
          </table:table-cell>
          <table:covered-table-cell/>
        </table:table-row>
        <table:table-row table:style-name="TableLine1316962819440">
          <table:table-cell table:style-name="Tabla7.A2" office:value-type="string">
            <text:p text:style-name="P37"><text:span text:style-name="T7">Si es el dueño del producto.</text:span></text:p>
          </table:table-cell>
          <table:table-cell table:style-name="Tabla7.B2" office:value-type="string">
            <text:p text:style-name="P30"><text:span text:style-name="T7">{</text:span></text:p>
            <text:p text:style-name="P16">    <text:span text:style-name="T11">"ok"</text:span><text:span text:style-name="T1">: </text:span><text:span text:style-name="T20">true</text:span><text:span text:style-name="T1">,</text:span></text:p>
            <text:p text:style-name="P16">    <text:span text:style-name="T11">"message"</text:span><text:span text:style-name="T1">: </text:span><text:span text:style-name="T18">"Producto eliminado."</text:span><text:span text:style-name="T1">,</text:span></text:p>
            <text:p text:style-name="P16">    <text:span text:style-name="T11">"productDeleted"</text:span><text:span text:style-name="T1">: {</text:span></text:p>
            <text:p text:style-name="P16">        <text:span text:style-name="T11">"acknowledged"</text:span><text:span text:style-name="T1">: </text:span><text:span text:style-name="T20">true</text:span><text:span text:style-name="T1">,</text:span></text:p>
            <text:p text:style-name="P16">        <text:span text:style-name="T11">"deletedCount"</text:span><text:span text:style-name="T1">: </text:span><text:span text:style-name="T26">1</text:span></text:p>
            <text:p text:style-name="P16">    <text:span text:style-name="T1">}</text:span></text:p>
            <text:p text:style-name="P27"><text:span text:style-name="T7">}</text:span></text:p>
          </table:table-cell>
        </table:table-row>
        <table:table-row table:style-name="TableLine1316962819440">
          <table:table-cell table:style-name="Tabla7.A2" office:value-type="string">
            <text:p text:style-name="P8">Si no es el dueño del producto.</text:p>
          </table:table-cell>
          <table:table-cell table:style-name="Tabla7.B2" office:value-type="string">
            <text:p text:style-name="P24"><text:span text:style-name="T12">"message"</text:span><text:span text:style-name="T7">: </text:span><text:span text:style-name="T19">"Usted es cliente PREMIUM, pero NO es el dueño del producto."</text:span></text:p>
          </table:table-cell>
        </table:table-row>
      </table:table>
      <text:p text:style-name="P31"/>
      <table:table table:name="Tabla5" table:style-name="Tabla5">
        <table:table-column table:style-name="Tabla5.A" table:number-columns-repeated="2"/>
        <table:table-row table:style-name="TableLine1316962761840">
          <table:table-cell table:style-name="Tabla5.A1" table:number-columns-spanned="2" office:value-type="string">
            <text:p text:style-name="P19">router.put('/:pid', handlePolicies(["ADMIN", "PREMIUM"]), productCtrl.updateProduct);</text:p>
            <text:p text:style-name="P19"/>
            <text:p text:style-name="P20">Otro rol.</text:p>
          </table:table-cell>
          <table:covered-table-cell/>
        </table:table-row>
        <table:table-row table:style-name="TableLine1316962761840">
          <table:table-cell table:style-name="Tabla5.A2" office:value-type="string">
            <text:p text:style-name="P3">{</text:p>
            <text:p text:style-name="P13">        <text:span text:style-name="T11">"id"</text:span><text:span text:style-name="T1">: </text:span><text:span text:style-name="T18">"66854f23a92e8213419d1cae"</text:span><text:span text:style-name="T1">,</text:span></text:p>
            <text:p text:style-name="P13">        <text:span text:style-name="T11">"price"</text:span><text:span text:style-name="T1">: </text:span><text:span text:style-name="T26">650</text:span><text:span text:style-name="T1">, </text:span></text:p>
            <text:p text:style-name="P13">        <text:span text:style-name="T11">"quantity"</text:span><text:span text:style-name="T1">: </text:span><text:span text:style-name="T26">1000</text:span></text:p>
            <text:p text:style-name="P21"><text:span text:style-name="T7">}</text:span></text:p>
            <text:p text:style-name="P21"><text:span text:style-name="T7"/></text:p>
            <text:p text:style-name="P23"><text:span text:style-name="T7">o</text:span></text:p>
            <text:p text:style-name="P22"><text:span text:style-name="T7"/></text:p>
            <text:p text:style-name="P6">{</text:p>
            <text:p text:style-name="P13">        <text:span text:style-name="T11">"price"</text:span><text:span text:style-name="T1">: </text:span><text:span text:style-name="T26">650</text:span><text:span text:style-name="T1">, </text:span></text:p>
            <text:p text:style-name="P13">        <text:span text:style-name="T11">"quantity"</text:span><text:span text:style-name="T1">: </text:span><text:span text:style-name="T26">1000</text:span></text:p>
            <text:p text:style-name="P4">}</text:p>
            <text:p text:style-name="P22"><text:span text:style-name="T7"/></text:p>
          </table:table-cell>
          <table:table-cell table:style-name="Tabla5.B2" office:value-type="string">
            <text:p text:style-name="P17">    <text:span text:style-name="T11">"message"</text:span><text:span text:style-name="T1">: </text:span><text:span text:style-name="T18">"Acceso denegado. Rol no autorizado."</text:span></text:p>
            <text:p text:style-name="P3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3T22:16:39.600000000</meta:creation-date>
    <dc:date>2024-07-04T00:19:08.802000000</dc:date>
    <meta:editing-duration>PT51M20S</meta:editing-duration>
    <meta:editing-cycles>22</meta:editing-cycles>
    <meta:generator>LibreOffice/7.3.2.2$Windows_X86_64 LibreOffice_project/49f2b1bff42cfccbd8f788c8dc32c1c309559be0</meta:generator>
    <meta:document-statistic meta:table-count="7" meta:image-count="0" meta:object-count="0" meta:page-count="3" meta:paragraph-count="142" meta:word-count="392" meta:character-count="3760" meta:non-whitespace-character-count="3039"/>
  </office:meta>
</office:document-meta>
</file>